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3cac7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b3c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Hora de inicio</text:p>
          </table:table-cell>
          <table:table-cell office:value-type="string" calcext:value-type="string">
            <text:p>Hora saida</text:p>
          </table:table-cell>
          <table:table-cell office:value-type="string" calcext:value-type="string">
            <text:p>Quantidade de horas</text:p>
          </table:table-cell>
        </table:table-row>
        <table:table-row table:style-name="ro1">
          <table:table-cell table:style-name="ce2" office:value-type="date" office:date-value="2020-10-20" calcext:value-type="date">
            <text:p>20/10/20</text:p>
          </table:table-cell>
          <table:table-cell office:value-type="string" calcext:value-type="string">
            <text:p>Terça Feira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([.D2]-[.C2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D3]-[.C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table:number-columns-repeated="2"/>
          <table:table-cell table:formula="of:=([.D4]-[.C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5]-[.C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6]-[.C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7]-[.C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8]-[.C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9]-[.C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0]-[.C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1]-[.C1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2]-[.C1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3]-[.C13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4]-[.C1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5]-[.C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6]-[.C1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7]-[.C1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8]-[.C1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19]-[.C1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0]-[.C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1]-[.C2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2]-[.C2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3]-[.C23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4]-[.C2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5]-[.C2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6]-[.C2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([.D27]-[.C27])" office:value-type="float" office:value="0" calcext:value-type="float">
            <text:p>0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8:30:06.798000000</meta:creation-date>
    <dc:date>2020-10-21T18:43:05.510000000</dc:date>
    <meta:editing-duration>PT2M48S</meta:editing-duration>
    <meta:editing-cycles>2</meta:editing-cycles>
    <meta:generator>LibreOffice/6.3.2.2$Windows_X86_64 LibreOffice_project/98b30e735bda24bc04ab42594c85f7fd8be07b9c</meta:generator>
    <meta:document-statistic meta:table-count="1" meta:cell-count="41" meta:object-count="0"/>
  </office:meta>
</office:document-meta>
</file>